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master-page-name="Standard">
      <style:paragraph-properties fo:margin-top="0in" fo:margin-bottom="0in" style:page-number="auto"/>
    </style:style>
    <style:style style:name="P2" style:family="paragraph" style:parent-style-name="Text_20_body">
      <style:paragraph-properties fo:margin-top="0in" fo:margin-bottom="0in"/>
    </style:style>
    <style:style style:name="P3" style:family="paragraph" style:parent-style-name="Text_20_body">
      <style:paragraph-properties fo:margin-top="0in" fo:margin-bottom="0in" fo:line-height="100%"/>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line-height="100%"/>
      <style:text-properties style:font-name="Cambria" fo:font-size="12pt" style:font-size-asian="12pt" style:font-name-complex="Cambria1" style:font-size-complex="12pt"/>
    </style:style>
    <style:style style:name="P6" style:family="paragraph" style:parent-style-name="Standard">
      <style:paragraph-properties fo:margin-top="0in" fo:margin-bottom="0in" fo:line-height="100%"/>
      <style:text-properties fo:font-weight="bold" style:font-weight-asian="bold" style:font-weight-complex="bold"/>
    </style:style>
    <style:style style:name="P7" style:family="paragraph" style:parent-style-name="Standard">
      <style:paragraph-properties fo:margin-top="0in" fo:margin-bottom="0in" fo:line-height="100%"/>
      <style:text-properties fo:font-weight="normal" style:font-weight-asian="normal" style:font-weight-complex="normal"/>
    </style:style>
    <style:style style:name="T1" style:family="text">
      <style:text-properties style:font-name="Cambria" fo:font-size="12pt" style:font-size-asian="12pt" style:font-name-complex="Cambria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mar Rivera</text:p>
      <text:p text:style-name="P2">Andrew Poirier</text:p>
      <text:p text:style-name="P2">Daven Amin</text:p>
      <text:p text:style-name="P3"><text:span text:style-name="T1">Rick Rejeleene</text:span></text:p>
      <text:p text:style-name="P3"><text:span text:style-name="T1"/></text:p>
      <text:p text:style-name="P3"><text:span text:style-name="T1">March 6, 2014 </text:span></text:p>
      <text:p text:style-name="P3"><text:span text:style-name="T1"/></text:p>
      <text:p text:style-name="P3"><text:span text:style-name="T1">Quiz Number 2 </text:span></text:p>
      <text:p text:style-name="P4"><text:span text:style-name="T1"/></text:p>
      <text:p text:style-name="P4"><text:span text:style-name="T1"/></text:p>
      <text:p text:style-name="P6"><text:span text:style-name="T1"/></text:p>
      <text:p text:style-name="P6"><text:span text:style-name="T1">What are the main features of rapid software development and how does rapid development differ from other, more heavyweight processes?</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5"/>
      <text:p text:style-name="P6"><text:span text:style-name="T1">What are the strengths and weaknesses of rapid development?</text:span></text:p>
      <text:p text:style-name="P4"><text:span text:style-name="T1"/></text:p>
      <text:p text:style-name="P4"><text:span text:style-name="T1">The main strength features of rapid development are Accelerated deliver of customer services and User engagement with the system. <text:s/>The accelerated deliver of customer services is the way the system will deliver high priority functionality which will allow users to get results and make changes to the requirements in early stages of the development stages. <text:s/>With the User engagement of the system, the user will be providing feedback on the different stages that have been already created. <text:s/>This is important because it allows the user to interact with the program as it is being developed with the requirements that were provided and made. <text:s/>This makes the developer and the client on the same page on every stage of the project so there is no surprises at the end. <text:s/></text:span></text:p>
      <text:p text:style-name="P4"><text:span text:style-name="T1"/></text:p>
      <text:p text:style-name="P4"><text:span text:style-name="T1">The main weaknesses of this interactive development is management problems, Contractual problems, Validation problems, and maintenance problems. <text:s/>The problem with management is that it requires unfamiliar technologies to be used to ensure the most rapid deliver of the software when working on big projects. <text:s/>This poses an issue because a majority of proect managers find it difficult for other members to use these technologies because of the lack of skill in it. <text:s/>The second issue is the contractual problems. <text:s/>Most contracts are based off of the system specifications and it is a lot harder to create a contract off of a a system design. <text:s/>Validation problems can also cause an issue because they are concentrated towards the demonstration of the system. In interactive development process systems, the process will minimise the documentation, specifications, and devlopment. <text:s/>The final weaknesses of rapid development is the maintenance problems. <text:s/>The maintenance problems make it weak because it means that people that were not part of the individual build will find it difficult to understand. <text:s/></text:span></text:p>
      <text:p text:style-name="P4"><text:span text:style-name="T1"/></text:p>
      <text:p text:style-name="P4"><text:soft-page-break/><text:span text:style-name="T1"/></text:p>
      <text:p text:style-name="P5"/>
      <text:p text:style-name="P6"><text:span text:style-name="T1">For what types of projects is it best suited?</text:span></text:p>
      <text:p text:style-name="P7"><text:span text:style-name="T1">The projects that are best suited in the Rapid software development process would be the development of small of medium-sized business system along with person computer products. <text:s/>When getting into multilevel larger systems the teams are in different places which makes it harder to make interactions with different parts of the system like hardware and software since they are in different places working on the same system. <text:s/></text:span></text:p>
      <text:p text:style-name="P5"/>
      <text:p text:style-name="P6"><text:span text:style-name="T1">How is testing different in rapid environments?</text:span></text:p>
      <text:p text:style-name="P7"><text:span text:style-name="T1">Testing in rapid environments is difficult due to the lack of defined specifications how ever Extreme Programming <text:s/>uses four main features to focus on testing. <text:s/>These four features are test-first development, incremental test development from scenarios, User involvement in the test development and validation, and the use of automated test harnesses. </text:span></text:p>
      <text:p text:style-name="P5"/>
      <text:p text:style-name="P4"><text:span text:style-name="T1">How about documentation, how is that different?</text:span></text:p>
      <text:p text:style-name="P5"/>
      <text:p text:style-name="P4"><text:span text:style-name="T1">What extreme programming practices do you think are useful or promising?</text:span></text:p>
      <text:p text:style-name="P4"><text:span text:style-name="T1">Why?</text:span></text:p>
      <text:p text:style-name="P5"/>
      <text:p text:style-name="P4"><text:span text:style-name="T1">What is the role of prototyping in rapid development environments?</text:span></text:p>
      <text:p text:style-name="P5"/>
      <text:p text:style-name="P4"><text:span text:style-name="T1">Other aspects discussed?</text:span></text:p>
      <text:p text:style-name="P4"><text:span text:style-name="T1">Expl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arx</meta:initial-creator>
    <meta:editing-cycles>3</meta:editing-cycles>
    <meta:creation-date>2014-03-06T15:03:00</meta:creation-date>
    <dc:date>2014-03-06T15:19:50.46</dc:date>
    <meta:editing-duration>PT56M51S</meta:editing-duration>
    <meta:generator>OpenOffice.org/3.4.1$Win32 OpenOffice.org_project/341m1$Build-9593</meta:generator>
    <meta:document-statistic meta:table-count="0" meta:image-count="0" meta:object-count="0" meta:page-count="2" meta:paragraph-count="20" meta:word-count="508" meta:character-count="322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